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 text:start-value="30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ní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cs" style:country-asian="CZ"/>
    </style:style>
    <style:style style:name="P2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3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" style:parent-style-name="Normální" style:family="paragraph">
      <style:paragraph-properties fo:margin-top="0.0694in" fo:margin-bottom="0.0694in" fo:line-height="100%"/>
    </style:style>
    <style:style style:name="T5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7" style:parent-style-name="Normální" style:family="paragraph">
      <style:paragraph-properties fo:margin-top="0.0694in" fo:margin-bottom="0.0694in" fo:line-height="100%"/>
    </style:style>
    <style:style style:name="T8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9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0" style:parent-style-name="Normální" style:family="paragraph">
      <style:paragraph-properties fo:margin-top="0.0694in" fo:margin-bottom="0.0694in" fo:line-height="100%"/>
    </style:style>
    <style:style style:name="T11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12" style:parent-style-name="Normální" style:family="paragraph">
      <style:paragraph-properties fo:margin-top="0.0694in" fo:margin-bottom="0.0694in" fo:line-height="100%"/>
    </style:style>
    <style:style style:name="T13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4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5" style:parent-style-name="Normální" style:family="paragraph">
      <style:paragraph-properties fo:margin-top="0.0694in" fo:margin-bottom="0.0694in" fo:line-height="100%"/>
    </style:style>
    <style:style style:name="T16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7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8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9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20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21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2" style:parent-style-name="Normální" style:family="paragraph">
      <style:paragraph-properties fo:margin-bottom="0in" fo:line-height="100%"/>
    </style:style>
    <style:style style:name="T23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4" style:parent-style-name="Normální" style:family="paragraph">
      <style:paragraph-properties fo:margin-top="0.0694in" fo:margin-bottom="0.0694in" fo:line-height="100%"/>
    </style:style>
    <style:style style:name="T25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26" style:parent-style-name="Normální" style:family="paragraph">
      <style:paragraph-properties fo:margin-top="0.0694in" fo:margin-bottom="0.0694in" fo:line-height="100%"/>
    </style:style>
    <style:style style:name="T27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28" style:parent-style-name="Normální" style:family="paragraph">
      <style:paragraph-properties fo:margin-top="0.0694in" fo:margin-bottom="0.0694in" fo:line-height="100%"/>
    </style:style>
    <style:style style:name="T29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30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cs" style:country-asian="CZ"/>
    </style:style>
    <style:style style:name="P31" style:parent-style-name="Normální" style:family="paragraph">
      <style:paragraph-properties fo:margin-bottom="0in" fo:line-height="100%"/>
    </style:style>
    <style:style style:name="T32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33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34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35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36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37" style:parent-style-name="Normální" style:family="paragraph">
      <style:paragraph-properties fo:margin-top="0.0694in" fo:margin-bottom="0.0694in" fo:line-height="100%"/>
    </style:style>
    <style:style style:name="T38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39" style:parent-style-name="Normální" style:family="paragraph">
      <style:paragraph-properties fo:margin-top="0.0694in" fo:margin-bottom="0.0694in" fo:line-height="100%"/>
    </style:style>
    <style:style style:name="T40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41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2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3" style:parent-style-name="Normální" style:family="paragraph">
      <style:paragraph-properties fo:margin-top="0.0694in" fo:margin-bottom="0.0694in" fo:line-height="100%"/>
    </style:style>
    <style:style style:name="T44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45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46" style:parent-style-name="Normální" style:family="paragraph">
      <style:paragraph-properties fo:margin-top="0.0694in" fo:margin-bottom="0.0694in" fo:line-height="100%"/>
    </style:style>
    <style:style style:name="T47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48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9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50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51" style:parent-style-name="Normální" style:family="paragraph">
      <style:paragraph-properties fo:margin-top="0.0694in" fo:margin-bottom="0.0694in" fo:line-height="100%"/>
    </style:style>
    <style:style style:name="T52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53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54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55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56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P57" style:parent-style-name="Normální" style:family="paragraph">
      <style:paragraph-properties fo:margin-bottom="0in" fo:line-height="100%"/>
    </style:style>
    <style:style style:name="T58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59" style:parent-style-name="Normální" style:family="paragraph">
      <style:paragraph-properties fo:margin-top="0.0694in" fo:margin-bottom="0.0694in" fo:line-height="100%"/>
    </style:style>
    <style:style style:name="T60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61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62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63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64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65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66" style:parent-style-name="Normální" style:family="paragraph">
      <style:paragraph-properties fo:margin-bottom="0.0694in" fo:line-height="100%"/>
    </style:style>
    <style:style style:name="T67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68" style:parent-style-name="Normální" style:family="paragraph">
      <style:paragraph-properties fo:margin-top="0.0694in" fo:margin-bottom="0.0694in" fo:line-height="100%"/>
    </style:style>
    <style:style style:name="T69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70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71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P72" style:parent-style-name="Normální" style:family="paragraph">
      <style:paragraph-properties fo:margin-bottom="0in" fo:line-height="100%"/>
    </style:style>
    <style:style style:name="T73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74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75" style:parent-style-name="Normální" style:family="paragraph">
      <style:paragraph-properties fo:margin-top="0.0694in" fo:margin-bottom="0.0694in" fo:line-height="100%"/>
    </style:style>
    <style:style style:name="T7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77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78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79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80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81" style:parent-style-name="Normální" style:family="paragraph">
      <style:paragraph-properties fo:margin-top="0.0694in" fo:margin-bottom="0.0694in" fo:line-height="100%"/>
    </style:style>
    <style:style style:name="T82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83" style:parent-style-name="Normální" style:family="paragraph">
      <style:paragraph-properties fo:margin-top="0.0694in" fo:margin-bottom="0.0694in" fo:line-height="100%"/>
    </style:style>
    <style:style style:name="T84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85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86" style:parent-style-name="Normální" style:family="paragraph">
      <style:paragraph-properties fo:margin-top="0.0694in" fo:margin-bottom="0.0694in" fo:line-height="100%"/>
    </style:style>
    <style:style style:name="T87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T88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style:letter-kerning="false" fo:font-size="13.5pt" style:font-size-asian="13.5pt" style:font-size-complex="13.5pt" style:language-asian="cs" style:country-asian="CZ"/>
    </style:style>
    <style:style style:name="T89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P90" style:parent-style-name="Normální" style:family="paragraph">
      <style:paragraph-properties fo:margin-bottom="0in" fo:line-height="100%"/>
    </style:style>
    <style:style style:name="T91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92" style:parent-style-name="Normální" style:family="paragraph">
      <style:paragraph-properties fo:margin-top="0.0694in" fo:margin-bottom="0.0694in" fo:line-height="100%"/>
    </style:style>
    <style:style style:name="T93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94" style:parent-style-name="Standardnípísmoodstavce" style:family="text">
      <style:text-properties style:font-name="Times New Roman" style:font-name-asian="Times New Roman" style:font-name-complex="Times New Roman" fo:color="#0000FF" style:letter-kerning="false" fo:font-size="12pt" style:font-size-asian="12pt" style:font-size-complex="12pt" style:text-underline-type="single" style:text-underline-style="solid" style:text-underline-width="auto" style:text-underline-mode="continuous" style:language-asian="cs" style:country-asian="CZ"/>
    </style:style>
    <style:style style:name="T95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96" style:parent-style-name="Normální" style:family="paragraph">
      <style:paragraph-properties fo:margin-top="0.0694in" fo:margin-bottom="0.0694in" fo:line-height="100%"/>
    </style:style>
    <style:style style:name="T97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98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99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00" style:parent-style-name="Standardnípísmoodstavce" style:family="text">
      <style:text-properties style:font-name="Segoe UI Emoji" style:font-name-asian="Times New Roman" style:font-name-complex="Segoe UI Emoji" style:letter-kerning="false" fo:font-size="12pt" style:font-size-asian="12pt" style:font-size-complex="12pt" style:language-asian="cs" style:country-asian="CZ"/>
    </style:style>
    <style:style style:name="P101" style:parent-style-name="Normální" style:family="paragraph">
      <style:paragraph-properties fo:margin-top="0.0694in" fo:margin-bottom="0.0694in" fo:line-height="100%"/>
    </style:style>
    <style:style style:name="T102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103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04" style:parent-style-name="Normální" style:family="paragraph">
      <style:paragraph-properties fo:margin-top="0.0694in" fo:margin-bottom="0.0694in" fo:line-height="100%"/>
    </style:style>
    <style:style style:name="T105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106" style:parent-style-name="Normální" style:family="paragraph">
      <style:paragraph-properties fo:margin-top="0.0694in" fo:margin-bottom="0.0694in" fo:line-height="100%"/>
    </style:style>
    <style:style style:name="T107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08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109" style:parent-style-name="Normální" style:family="paragraph">
      <style:paragraph-properties fo:margin-bottom="0.0694in" fo:line-height="100%" fo:margin-left="1in">
        <style:tab-stops/>
      </style:paragraph-properties>
    </style:style>
    <style:style style:name="T110" style:parent-style-name="Standardnípísmoodstavce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cs" style:country-asian="CZ"/>
    </style:style>
    <style:style style:name="P111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12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13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14" style:parent-style-name="Normální" style:family="paragraph">
      <style:paragraph-properties fo:margin-top="0.0694in" fo:margin-bottom="0.0694in" fo:line-height="100%"/>
    </style:style>
    <style:style style:name="T115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16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17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18" style:parent-style-name="Standardnípísmoodstavce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cs" style:country-asian="CZ"/>
    </style:style>
    <style:style style:name="P119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20" style:parent-style-name="Normální" style:family="paragraph">
      <style:paragraph-properties fo:margin-bottom="0.0694in" fo:line-height="100%"/>
    </style:style>
    <style:style style:name="T121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22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23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124" style:parent-style-name="Normální" style:family="paragraph">
      <style:paragraph-properties fo:margin-top="0.0694in" fo:margin-bottom="0.0694in" fo:line-height="100%"/>
    </style:style>
    <style:style style:name="T125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26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27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28" style:parent-style-name="Normální" style:family="paragraph">
      <style:paragraph-properties fo:margin-top="0.0694in" fo:margin-bottom="0.0694in" fo:line-height="100%"/>
    </style:style>
    <style:style style:name="T129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130" style:parent-style-name="Normální" style:family="paragraph">
      <style:paragraph-properties fo:margin-top="0.0694in" fo:margin-bottom="0.0694in" fo:line-height="100%"/>
    </style:style>
    <style:style style:name="T131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32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33" style:parent-style-name="Normální" style:family="paragraph">
      <style:paragraph-properties fo:margin-top="0.0694in" fo:margin-bottom="0.0694in" fo:line-height="100%"/>
    </style:style>
    <style:style style:name="T134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35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3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37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38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39" style:parent-style-name="Normální" style:family="paragraph">
      <style:paragraph-properties fo:margin-top="0.0694in" fo:margin-bottom="0.0694in" fo:line-height="100%"/>
    </style:style>
    <style:style style:name="T140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41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42" style:parent-style-name="Normální" style:family="paragraph">
      <style:paragraph-properties fo:margin-top="0.0694in" fo:margin-bottom="0.0694in" fo:line-height="100%"/>
    </style:style>
    <style:style style:name="T143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44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45" style:parent-style-name="Normální" style:family="paragraph">
      <style:paragraph-properties fo:margin-top="0.0694in" fo:margin-bottom="0.0694in" fo:line-height="100%"/>
    </style:style>
    <style:style style:name="T146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147" style:parent-style-name="Normální" style:family="paragraph">
      <style:paragraph-properties fo:margin-top="0.0694in" fo:margin-bottom="0.0694in" fo:line-height="100%"/>
    </style:style>
    <style:style style:name="T148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49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50" style:parent-style-name="Normální" style:family="paragraph">
      <style:paragraph-properties fo:margin-top="0.0694in" fo:margin-bottom="0.0694in" fo:line-height="100%"/>
    </style:style>
    <style:style style:name="T151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52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53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54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55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5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57" style:parent-style-name="Normální" style:family="paragraph">
      <style:paragraph-properties fo:margin-top="0.0694in" fo:margin-bottom="0.0694in" fo:line-height="100%" fo:margin-left="1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P158" style:parent-style-name="Normální" style:family="paragraph">
      <style:paragraph-properties fo:margin-bottom="0in" fo:line-height="100%" fo:margin-left="1in">
        <style:tab-stops/>
      </style:paragraph-properties>
    </style:style>
    <style:style style:name="T159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60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61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62" style:parent-style-name="Normální" style:family="paragraph">
      <style:paragraph-properties fo:margin-bottom="0.0694in" fo:line-height="100%" fo:margin-left="1.5in">
        <style:tab-stops/>
      </style:paragraph-properties>
    </style:style>
    <style:style style:name="T163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164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65" style:parent-style-name="Normální" style:family="paragraph">
      <style:paragraph-properties fo:margin-top="0.0694in" fo:margin-bottom="0.0694in" fo:line-height="100%"/>
    </style:style>
    <style:style style:name="T166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167" style:parent-style-name="Normální" style:family="paragraph">
      <style:paragraph-properties fo:margin-top="0.0694in" fo:margin-bottom="0.0694in" fo:line-height="100%"/>
    </style:style>
    <style:style style:name="T168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69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70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71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72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draw:fill="none" draw:stroke="none"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draw:fill="none" draw:stroke="none"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draw:fill="none" draw:stroke="none"/>
    </style:style>
  </office:automatic-styles>
  <office:body>
    <office:text text:use-soft-page-breaks="true">
      <text:h text:style-name="P1" text:outline-level="1">14. b) Obrat k jazyku a jazykové hry. Škola řečových aktů.</text:h>
      <text:list text:style-name="LFO3" text:continue-numbering="true">
        <text:list-item>
          <text:p text:style-name="P2">subjekt jako střed vesmíru nefunguje</text:p>
        </text:list-item>
        <text:list-item>
          <text:p text:style-name="P3">již během 19. století hledají filosofové jiné fenomény, které rozpouští/ přesahuje člověka (já)<text:s/></text:p>
          <text:list text:continue-numbering="true">
            <text:list-item>
              <text:p text:style-name="P4"><text:span text:style-name="T5">fenomény:</text:span><text:span text:style-name="T6"><text:s/></text:span></text:p>
              <text:list text:continue-numbering="true">
                <text:list-item>
                  <text:p text:style-name="P7"><text:span text:style-name="T8">nevědomí</text:span><text:span text:style-name="T9"><text:s/>- psychoanalýza Sigmunda Freuda</text:span></text:p>
                </text:list-item>
                <text:list-item>
                  <text:p text:style-name="P10"><text:span text:style-name="T11">touha</text:span></text:p>
                </text:list-item>
                <text:list-item>
                  <text:p text:style-name="P12"><text:span text:style-name="T13">jinakost</text:span><text:span text:style-name="T14"><text:s/>- transkulturní komunikace, život v jiných kulturách</text:span></text:p>
                </text:list-item>
                <text:list-item>
                  <text:p text:style-name="P15"><text:span text:style-name="T16">filosofie</text:span><text:span text:style-name="T17">(zabývá se tím, co může nahradit člověka)</text:span><text:span text:style-name="T18">, lingvistika</text:span><text:span text:style-name="T19">( jazykověda) a<text:s/></text:span><text:span text:style-name="T20">sémiotka</text:span><text:span text:style-name="T21"><text:s/>(nauka o znacích)- o komunikaci</text:span></text:p>
                </text:list-item>
              </text:list>
            </text:list-item>
          </text:list>
        </text:list-item>
      </text:list>
      <text:p text:style-name="P22"><text:span text:style-name="T23"><draw:custom-shape svg:x="0in" svg:y="0in" svg:width="45.51042in" svg:height="0.00139in" draw:z-index="0" draw:id="id0" draw:style-name="a0" draw:name="Horizontal Line 52" text:anchor-type="as-char"><svg:title/><svg:desc/><draw:enhanced-geometry draw:type="non-primitive" svg:viewBox="0 0 21600 21600" draw:enhanced-path="M 0 0 L 21600 0 21600 21600 0 21600 Z N"/></draw:custom-shape></text:span></text:p>
      <text:p text:style-name="P24"><text:span text:style-name="T25">Obrat k jazyku</text:span></text:p>
      <text:p text:style-name="P26"><text:span text:style-name="T27">Nelidský obrat</text:span></text:p>
      <text:p text:style-name="P28"><text:span text:style-name="T29">Obrat k lidskému tělu</text:span></text:p>
      <text:h text:style-name="P30" text:outline-level="1">1. Obrat k jazyku</text:h>
      <text:p text:style-name="P31"><text:span text:style-name="T32"><draw:custom-shape svg:x="0in" svg:y="0in" svg:width="45.51042in" svg:height="0.00139in" draw:z-index="0" draw:id="id1" draw:style-name="a1" draw:name="Horizontal Line 53" text:anchor-type="as-char"><svg:title/><svg:desc/><draw:enhanced-geometry draw:type="non-primitive" svg:viewBox="0 0 21600 21600" draw:enhanced-path="M 0 0 L 21600 0 21600 21600 0 21600 Z N"/></draw:custom-shape></text:span></text:p>
      <text:list text:style-name="LFO4" text:continue-numbering="true">
        <text:list-item>
          <text:p text:style-name="P33">trvá stále již 150 let</text:p>
        </text:list-item>
        <text:list-item>
          <text:p text:style-name="P34">člověka přesahuje myšlení ve znacích, teprve tato komunikace tvoří člověka</text:p>
        </text:list-item>
        <text:list-item>
          <text:p text:style-name="P35">veškeré myšlení subjektu(já) se děje ve znacích (v symbolech)<text:s/></text:p>
          <text:list text:continue-numbering="true">
            <text:list-item>
              <text:p text:style-name="P36">všechna komunikace jsou znaky- znak zastupuje něco, co tu není</text:p>
            </text:list-item>
            <text:list-item>
              <text:p text:style-name="P37"><text:span text:style-name="T38">znak je vždy to, co není (můžeme odkázat na něco, co tam v tu chvíli není</text:span></text:p>
            </text:list-item>
            <text:list-item>
              <text:p text:style-name="P39"><text:span text:style-name="T40">znaky = symboly = (božské) formy, které dokáží zastoupit to, co tu není</text:span><text:span text:style-name="T41"><text:s/></text:span></text:p>
              <text:list text:continue-numbering="true">
                <text:list-item>
                  <text:p text:style-name="P42">ne jenom slova</text:p>
                </text:list-item>
                <text:list-item>
                  <text:p text:style-name="P43"><text:span text:style-name="T44">dokononalou vlastnost znaků objevil<text:s/></text:span><text:span text:style-name="T45">Charles Peirce 1868</text:span></text:p>
                </text:list-item>
                <text:list-item>
                  <text:p text:style-name="P46"><text:span text:style-name="T47">Vše, co se v lidském společenství odehrává, odehrává se ve znacích, na kterých panuje částečná shoda</text:span><text:span text:style-name="T48"><text:s/>(některé jsou jasnější než jiné)</text:span></text:p>
                </text:list-item>
                <text:list-item>
                  <text:p text:style-name="P49">jsou spojeny gramatikou nebo dopravní značky, piktogramy,…může znaky házet do prostoru a ono to funguje</text:p>
                </text:list-item>
                <text:list-item>
                  <text:p text:style-name="P50">**člověk sám je také pouhý znak (**symbol prohnutí vztahů např. Míša vaculíková, někoho dcera, učitelka apod.)<text:s/></text:p>
                  <text:list text:continue-numbering="true">
                    <text:list-item>
                      <text:p text:style-name="P51"><text:span text:style-name="T52">Nietzsche řekl:<text:s/></text:span><text:span text:style-name="T53">Gramatika je bůh</text:span><text:span text:style-name="T54"><text:s/>- symboly bez gramatiky by nefungovaly, tvoří provázanost</text:span></text:p>
                    </text:list-item>
                  </text:list>
                </text:list-item>
                <text:list-item>
                  <text:p text:style-name="P55">argot, slangy, nářečí-žijí si vlastním životem, nikdo je nemůže změnit</text:p>
                </text:list-item>
              </text:list>
            </text:list-item>
          </text:list>
        </text:list-item>
      </text:list>
      <text:h text:style-name="P56" text:outline-level="3">Martin Heidegger</text:h>
      <text:p text:style-name="P57"><text:span text:style-name="T58"><draw:custom-shape svg:x="0in" svg:y="0in" svg:width="45.51042in" svg:height="0.00139in" draw:z-index="0" draw:id="id2" draw:style-name="a2" draw:name="Horizontal Line 54" text:anchor-type="as-char"><svg:title/><svg:desc/><draw:enhanced-geometry draw:type="non-primitive" svg:viewBox="0 0 21600 21600" draw:enhanced-path="M 0 0 L 21600 0 21600 21600 0 21600 Z N"/></draw:custom-shape></text:span></text:p>
      <text:soft-page-break/>
      <text:list text:style-name="LFO5" text:continue-numbering="true">
        <text:list-item>
          <text:p text:style-name="P59"><text:span text:style-name="T60">německý filosof, tvůrce<text:s/></text:span><text:span text:style-name="T61">fenomenologie</text:span><text:span text:style-name="T62">- vytvořil svůj vlastní filosofický jazyk</text:span></text:p>
        </text:list-item>
        <text:list-item>
          <text:p text:style-name="P63"/>
          <text:list text:continue-numbering="true">
            <text:list-item>
              <text:p text:style-name="P64">léta na straně nacizmu</text:p>
            </text:list-item>
          </text:list>
        </text:list-item>
        <text:list-item>
          <text:p text:style-name="P65">učitel českého filosofa Jana Patočky</text:p>
        </text:list-item>
      </text:list>
      <text:p text:style-name="P66"><text:span text:style-name="T67">Není bytí bez jazyka pro člověka</text:span></text:p>
      <text:p text:style-name="P68"><text:span text:style-name="T69"><draw:custom-shape svg:x="0in" svg:y="0in" svg:width="0.33333in" svg:height="0.33333in" draw:id="id3" draw:style-name="a3" draw:name="Obdélník 6" text:anchor-type="as-char"><svg:title/><svg:desc>Martin Heidegger</svg:desc><draw:enhanced-geometry draw:type="non-primitive" svg:viewBox="0 0 21600 21600" draw:enhanced-path="M 0 0 L 21600 0 21600 21600 0 21600 Z N"/></draw:custom-shape></text:span></text:p>
      <text:p text:style-name="P70">Martin Heidegger</text:p>
      <text:h text:style-name="P71" text:outline-level="3">Herbert Mead</text:h>
      <text:p text:style-name="P72"><text:span text:style-name="T73"><draw:custom-shape svg:x="0in" svg:y="0in" svg:width="45.51042in" svg:height="0.00139in" draw:z-index="0" draw:id="id4" draw:style-name="a4" draw:name="Horizontal Line 56" text:anchor-type="as-char"><svg:title/><svg:desc/><draw:enhanced-geometry draw:type="non-primitive" svg:viewBox="0 0 21600 21600" draw:enhanced-path="M 0 0 L 21600 0 21600 21600 0 21600 Z N"/></draw:custom-shape></text:span></text:p>
      <text:list text:style-name="LFO6" text:continue-numbering="true">
        <text:list-item>
          <text:p text:style-name="P74">americký filosof a sociální psycholog</text:p>
        </text:list-item>
        <text:list-item>
          <text:p text:style-name="P75"><text:span text:style-name="T76">pokud člověk produkuje v tomto systému, kdy o něm jako o znaku musíme něco vědět, pak se produkuje ze společenství a v nějaké komunikaci a vztazích →<text:s/></text:span><text:span text:style-name="T77">společenství je víc než to já,prvotní není individium, ale společenství, ze kterého vyrůstá</text:span><text:span text:style-name="T78"><text:s/></text:span></text:p>
          <text:list text:continue-numbering="true">
            <text:list-item>
              <text:p text:style-name="P79">druzí o něm musí něco říct a něco znamenat</text:p>
            </text:list-item>
          </text:list>
        </text:list-item>
        <text:list-item>
          <text:p text:style-name="P80">člověk jako symbol vyrůstá ze společenské komunikace, jinak by něm nebylo, co říci</text:p>
        </text:list-item>
        <text:list-item>
          <text:p text:style-name="P81"><text:span text:style-name="T82">dokázali jsme najednou opustit to já a dá se s tím velmi dobře pracovat</text:span></text:p>
        </text:list-item>
      </text:list>
      <text:p text:style-name="P83"><text:span text:style-name="T84"><draw:custom-shape svg:x="0in" svg:y="0in" svg:width="0.33333in" svg:height="0.33333in" draw:id="id5" draw:style-name="a5" draw:name="Obdélník 5" text:anchor-type="as-char"><svg:title/><svg:desc>Herbert George Mead</svg:desc><draw:enhanced-geometry draw:type="non-primitive" svg:viewBox="0 0 21600 21600" draw:enhanced-path="M 0 0 L 21600 0 21600 21600 0 21600 Z N"/></draw:custom-shape></text:span></text:p>
      <text:p text:style-name="P85">Herbert George Mead</text:p>
      <text:h text:style-name="P86" text:outline-level="3"><text:span text:style-name="T87">Ludwig Wittgenstein [</text:span><text:span text:style-name="T88">vitg(e)nštajn</text:span><text:span text:style-name="T89">]</text:span></text:h>
      <text:p text:style-name="P90"><text:span text:style-name="T91"><draw:custom-shape svg:x="0in" svg:y="0in" svg:width="45.51042in" svg:height="0.00139in" draw:z-index="0" draw:id="id6" draw:style-name="a6" draw:name="Horizontal Line 58" text:anchor-type="as-char"><svg:title/><svg:desc/><draw:enhanced-geometry draw:type="non-primitive" svg:viewBox="0 0 21600 21600" draw:enhanced-path="M 0 0 L 21600 0 21600 21600 0 21600 Z N"/></draw:custom-shape></text:span></text:p>
      <text:list text:style-name="LFO7" text:continue-numbering="true">
        <text:list-item>
          <text:p text:style-name="P92"><text:span text:style-name="T93">30.léta<text:s/></text:span><text:a xlink:href="http://20.st" office:target-frame-name="_top" xlink:show="replace"><text:span text:style-name="T94">20.st</text:span></text:a><text:span text:style-name="T95">.</text:span></text:p>
        </text:list-item>
        <text:list-item>
          <text:p text:style-name="P96"><text:span text:style-name="T97">původně matematik,<text:s/></text:span><text:span text:style-name="T98">přichází s konceptem jazykových her</text:span><text:span text:style-name="T99"><text:s/></text:span><text:span text:style-name="T100">👅</text:span></text:p>
        </text:list-item>
        <text:list-item>
          <text:p text:style-name="P101"><text:span text:style-name="T102">celý lidský život je vlastně jazyk sám a činnost(praxe) do které je jazyk vetkán</text:span></text:p>
        </text:list-item>
        <text:list-item>
          <text:p text:style-name="P103">komunikace/jazyk jako život sám</text:p>
        </text:list-item>
        <text:list-item>
          <text:p text:style-name="P104"><text:span text:style-name="T105">bez jazyka není bytí pro člověka</text:span></text:p>
        </text:list-item>
        <text:list-item>
          <text:p text:style-name="P106"><text:span text:style-name="T107">zkoumal jazyk a nejdříve ho na něm bavila přesnost a poté<text:s/></text:span><text:span text:style-name="T108">nepřesnost ve smyslu náhody</text:span></text:p>
        </text:list-item>
      </text:list>
      <text:p text:style-name="P109"><text:span text:style-name="T110">říká: Jazyk je živel, který si s námi hraje.</text:span></text:p>
      <text:list text:style-name="LFO7" text:continue-numbering="true">
        <text:list-item>
          <text:p text:style-name="P111">jazyk je hra, na kterou můžeme býti připraveni</text:p>
          <text:list text:continue-numbering="true">
            <text:list-item>
              <text:p text:style-name="P112">velmi dobrou slovní zásobu a velmi dobrou znalost gramatiky<text:s/></text:p>
              <text:list text:continue-numbering="true">
                <text:list-item>
                  <text:p text:style-name="P113">pak se můžeme nechat unášet tou hrou a pokusit se být dobrým hráčem</text:p>
                </text:list-item>
              </text:list>
            </text:list-item>
            <text:list-item>
              <text:p text:style-name="P114"><text:span text:style-name="T115">podstatným prvkem takto pojaté komunikace je tedy hra a náhoda,<text:s/></text:span><text:span text:style-name="T116">mizí racionalita o kterou se celou dobu opírala moderna</text:span><text:span text:style-name="T117"><text:s/></text:span><text:span text:style-name="T118">(Myslím tedy jsem.)</text:span></text:p>
            </text:list-item>
            <text:list-item>
              <text:p text:style-name="P119">hluboké myšlenky nevznikají v cizích jazycích, ale v mateřštině</text:p>
            </text:list-item>
          </text:list>
        </text:list-item>
      </text:list>
      <text:soft-page-break/>
      <text:p text:style-name="P120"><text:span text:style-name="T121">Vědomí a rozum</text:span><text:span text:style-name="T122"><text:s/>nemohou být filosofickým základem neboť prostě<text:s/></text:span><text:span text:style-name="T123">nejsou dány.</text:span></text:p>
      <text:list text:style-name="LFO8" text:continue-numbering="true">
        <text:list-item>
          <text:p text:style-name="P124"><text:span text:style-name="T125">co je dáno jsou<text:s/></text:span><text:span text:style-name="T126">komunikativní činnosti</text:span><text:span text:style-name="T127"><text:s/></text:span></text:p>
          <text:list text:continue-numbering="true">
            <text:list-item>
              <text:p text:style-name="P128"><text:span text:style-name="T129">vědomí a rozumný subjekt pohltily jazykové hry</text:span></text:p>
            </text:list-item>
          </text:list>
        </text:list-item>
      </text:list>
      <text:p text:style-name="P130"><text:span text:style-name="T131"><draw:custom-shape svg:x="0in" svg:y="0in" svg:width="0.33333in" svg:height="0.33333in" draw:id="id7" draw:style-name="a7" draw:name="Obdélník 4" text:anchor-type="as-char"><svg:title/><svg:desc>Ludwig Wittgenstein</svg:desc><draw:enhanced-geometry draw:type="non-primitive" svg:viewBox="0 0 21600 21600" draw:enhanced-path="M 0 0 L 21600 0 21600 21600 0 21600 Z N"/></draw:custom-shape></text:span></text:p>
      <text:p text:style-name="P132">Ludwig Wittgenstein</text:p>
      <text:list text:style-name="LFO9" text:continue-numbering="true">
        <text:list-item>
          <text:p text:style-name="P133"><text:span text:style-name="T134">23/11 6.<text:s/></text:span><text:span text:style-name="T135">2. obrat k jazyku (I)</text:span><text:span text:style-name="T136"><text:s/></text:span></text:p>
          <text:list text:continue-numbering="true">
            <text:list-item>
              <text:p text:style-name="P137">subjekt jako střed vesmíru nefunguje</text:p>
            </text:list-item>
            <text:list-item>
              <text:p text:style-name="P138">již během 19. století hledají filosofové jiné fenomény, které rozpouští/ přesahuje člověka (já)</text:p>
              <text:list text:continue-numbering="true">
                <text:list-item>
                  <text:p text:style-name="P139"><text:span text:style-name="T140">fenomény</text:span><text:span text:style-name="T141"><text:s/></text:span></text:p>
                  <text:list text:continue-numbering="true">
                    <text:list-item>
                      <text:p text:style-name="P142"><text:span text:style-name="T143">nevědomí</text:span><text:span text:style-name="T144"><text:s/>- psychoanalýza Sigmunda Freuda</text:span></text:p>
                    </text:list-item>
                    <text:list-item>
                      <text:p text:style-name="P145"><text:span text:style-name="T146">touha</text:span></text:p>
                    </text:list-item>
                    <text:list-item>
                      <text:p text:style-name="P147"><text:span text:style-name="T148">jinakost</text:span><text:span text:style-name="T149"><text:s/>- transkulturní komunikace, život v jiných kulturách</text:span></text:p>
                    </text:list-item>
                    <text:list-item>
                      <text:p text:style-name="P150"><text:span text:style-name="T151">filosofie</text:span><text:span text:style-name="T152">(zabývá se tím, co může nahradit člověka)</text:span><text:span text:style-name="T153">, lingvistika</text:span><text:span text:style-name="T154">( jazykověda) a<text:s/></text:span><text:span text:style-name="T155">sémiotka</text:span><text:span text:style-name="T156"><text:s/>(nauka o znacích)- o komunikaci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157" text:outline-level="3">Sapirova–Whorfova hypotéza</text:h>
      <text:p text:style-name="P158"><text:span text:style-name="T159"><draw:custom-shape svg:x="0in" svg:y="0in" svg:width="44.06736in" svg:height="0.00139in" draw:z-index="0" draw:id="id8" draw:style-name="a8" draw:name="Horizontal Line 60" text:anchor-type="as-char"><svg:title/><svg:desc/><draw:enhanced-geometry draw:type="non-primitive" svg:viewBox="0 0 21600 21600" draw:enhanced-path="M 0 0 L 21600 0 21600 21600 0 21600 Z N"/></draw:custom-shape></text:span></text:p>
      <text:list text:style-name="LFO9" text:continue-numbering="true">
        <text:list-item>
          <text:list>
            <text:list-item>
              <text:list>
                <text:list-item>
                  <text:p text:style-name="P160">dva antropologové zformulovali hypotézu<text:s/></text:p>
                  <text:list text:continue-numbering="true">
                    <text:list-item>
                      <text:p text:style-name="P161">nedá se verifikovat(vyvrátit ani potvrdit)</text:p>
                    </text:list-item>
                  </text:list>
                </text:list-item>
              </text:list>
            </text:list-item>
          </text:list>
        </text:list-item>
      </text:list>
      <text:p text:style-name="P162"><text:span text:style-name="T163">Každý člověk vnímá a interpretuje svět ve své mateřštině</text:span></text:p>
      <text:list text:style-name="LFO9" text:continue-numbering="true">
        <text:list-item>
          <text:list>
            <text:list-item>
              <text:list>
                <text:list-item>
                  <text:p text:style-name="P164">jinak interpretuje světů jsou velice různorodá vzhledem ke strukturám našich mateřštin</text:p>
                </text:list-item>
                <text:list-item>
                  <text:p text:style-name="P165"><text:span text:style-name="T166">jsme vrženi do nějaké kultury, doby, společnosti, rodiny - vzdělání, nahlížení světa, říkání já</text:span></text:p>
                </text:list-item>
                <text:list-item>
                  <text:p text:style-name="P167"><text:span text:style-name="T168">pojetí reálného světa vystavěno na jazykových zvyklostech konkrétní dané komunity, jež pak předurčují určitý výběr interpretace reality→ žijeme bez velké nadsázky v jiných světech</text:span><text:span text:style-name="T169"><text:s/></text:span></text:p>
                  <text:list text:continue-numbering="true">
                    <text:list-item>
                      <text:p text:style-name="P170">málo prostoru pro naší seberealizaci, individualitu</text:p>
                    </text:list-item>
                    <text:list-item>
                      <text:p text:style-name="P171">M. Faucault: Musíme svůj život vynalézt, není to samozřejmá záležitost.</text:p>
                    </text:list-item>
                    <text:list-item>
                      <text:p text:style-name="P172">komunikace přesahuje rozum a racionalita, které nemohou řídit chod věcí</text:p>
                    </text:list-item>
                  </text:list>
                </text:list-item>
              </text:list>
            </text:list-item>
          </text:list>
        </text:list-item>
      </text:list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y1" style:display-name="Nadpisy1" style:family="paragraph" style:parent-style-name="Nadpis1" style:next-style-name="Nadpis1" style:default-outline-level="1">
      <style:paragraph-properties fo:margin-left="0.3937in" fo:text-indent="-0.3152in">
        <style:tab-stops>
          <style:tab-stop style:type="left" style:position="0.1062in"/>
        </style:tab-stops>
      </style:paragraph-properties>
      <style:text-properties style:font-name="Times New Roman" fo:font-weight="bold" style:font-weight-asian="bold" fo:hyphenate="false"/>
    </style:style>
    <style:style style:name="Normální" style:display-name="Normální" style:family="paragraph">
      <style:text-properties fo:hyphenate="false"/>
    </style: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adpis3" style:display-name="Nadpis 3" style:family="paragraph" style:parent-style-name="Normální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 fo:hyphenate="false"/>
    </style:style>
    <style:style style:name="Standardnípísmoodstavce" style:display-name="Standardní písmo odstavce" style:family="text"/>
    <style:style style:name="Nadpisy1Char" style:display-name="Nadpisy1 Char" style:family="text" style:parent-style-name="Nadpis1Char">
      <style:text-properties style:font-name="Times New Roman" style:font-name-asian="Times New Roman" style:font-name-complex="Times New Roman" fo:font-weight="bold" style:font-weight-asian="bold" fo:color="#2F5496" fo:font-size="16pt" style:font-size-asian="16pt" style:font-size-complex="16pt"/>
    </style:style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adpis3Char" style:display-name="Nadpis 3 Char" style:family="text" style:parent-style-name="Standardnípísmoodstavce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Silné" style:display-name="Silné" style:family="text" style:parent-style-name="Standardnípísmoodstavce">
      <style:text-properties fo:font-weight="bold" style:font-weight-asian="bold" style:font-weight-complex="bold"/>
    </style:style>
    <style:style style:name="Normálníweb" style:display-name="Normální (web)" style:family="paragraph" style:parent-style-name="Normální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 fo:hyphenate="false"/>
    </style:style>
    <style:style style:name="Zdůraznění" style:display-name="Zdůraznění" style:family="text" style:parent-style-name="Standardnípísmoodstavce">
      <style:text-properties fo:font-style="italic" style:font-style-asian="italic" style:font-style-complex="italic"/>
    </style:style>
    <style:style style:name="Hypertextovýodkaz" style:display-name="Hypertextový odkaz" style:family="text" style:parent-style-name="Standardnípísmoodstavce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1LVL1" style:family="text">
      <style:text-properties fo:font-size="16pt" style:font-size-asian="16pt" style:font-size-complex="16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 text:start-value="30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ÝBORNÝ Jan</meta:initial-creator>
    <dc:creator>VÝBORNÝ Jan</dc:creator>
    <meta:creation-date>2023-05-08T13:22:00Z</meta:creation-date>
    <dc:date>2023-05-08T13:23:00Z</dc:date>
    <meta:template xlink:href="Normal.dotm" xlink:type="simple"/>
    <meta:editing-cycles>1</meta:editing-cycles>
    <meta:editing-duration>PT60S</meta:editing-duration>
    <meta:document-statistic meta:page-count="3" meta:paragraph-count="8" meta:word-count="623" meta:character-count="4296" meta:row-count="30" meta:non-whitespace-character-count="3681"/>
  </office:meta>
</office:document-meta>
</file>